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52b23" officeooo:paragraph-rsid="00052b23"/>
    </style:style>
    <style:style style:name="P2" style:family="paragraph" style:parent-style-name="Standard">
      <style:paragraph-properties fo:text-align="center" style:justify-single-word="false"/>
      <style:text-properties officeooo:rsid="00052b23" officeooo:paragraph-rsid="00052b23"/>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52b23" officeooo:paragraph-rsid="00052b23"/>
    </style:style>
    <style:style style:name="P4" style:family="paragraph" style:parent-style-name="Standard">
      <style:paragraph-properties fo:text-align="start" style:justify-single-word="false"/>
      <style:text-properties fo:font-style="normal" style:text-underline-style="none" officeooo:rsid="00052b23" officeooo:paragraph-rsid="00052b23" style:font-style-asian="normal" style:font-style-complex="normal"/>
    </style:style>
    <style:style style:name="T1" style:family="text">
      <style:text-properties officeooo:rsid="0006b0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Horton</text:p>
      <text:p text:style-name="P1">4/6/2016</text:p>
      <text:p text:style-name="P1">CAAM 554</text:p>
      <text:p text:style-name="P2">CAAM 554 HW #8</text:p>
      <text:p text:style-name="P2"/>
      <text:p text:style-name="P3">Broyden's Method</text:p>
      <text:p text:style-name="P4">First for our implementation of Broyden's method, we were asked to code up a myHeqn function. The function implementation was straightforward and when tested using Newton's method, I found that the speed of myHeqn seemed even faster than Professor Zhang's. I found, however, that it did not scale nearly as well as when used for Broyden's method, Professor Zhang's method was faster than mine. Comparing the runtimes between running Newton's method and Broyden's method for this problem effectively illustrates the potential benefits of using Broyden's method. While Newton's method struggled for to compute N=1000; taking around <text:span text:style-name="T1">50</text:span> seconds, Broyden's solved the problem in <text:span text:style-name="T1">fractions of a second</text:span>. It is also safe to say we could probably speed up the process even further by using Broyden's method without inversion if we needed to calculate for larger 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Horton</meta:initial-creator>
    <meta:creation-date>2016-04-05T18:17:54.191078878</meta:creation-date>
    <dc:date>2016-04-05T18:36:38.298692379</dc:date>
    <dc:creator>Marcus Horton</dc:creator>
    <meta:editing-duration>PT2M44S</meta:editing-duration>
    <meta:editing-cycles>1</meta:editing-cycles>
    <meta:document-statistic meta:table-count="0" meta:image-count="0" meta:object-count="0" meta:page-count="1" meta:paragraph-count="6" meta:word-count="147" meta:character-count="916" meta:non-whitespace-character-count="775"/>
    <meta:generator>LibreOffice/4.3.7.2$Linux_X86_64 LibreOffice_project/430$Build-2</meta:generator>
  </office:meta>
</office:document-meta>
</file>